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61pt"/>
    </style:style>
    <style:style style:name="co2" style:family="table-column">
      <style:table-column-properties fo:break-before="auto" style:column-width="128.64pt"/>
    </style:style>
    <style:style style:name="co3" style:family="table-column">
      <style:table-column-properties fo:break-before="auto" style:column-width="139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2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referred Name</text:p>
          </table:table-cell>
          <table:table-cell table:style-name="ce3"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<text:s/>Apoorva Ba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hristian 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doardo Bus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o Bas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oyue 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aton Don Hurlb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berly Ng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wen X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a Marz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gxuan 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yu G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gya 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 Bla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 Sin W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gchan Zh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jing Y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gyuan Y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nyi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nyu S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gyu G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yi 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ao 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nlei Q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ei 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an Gu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gyue Hou</text:p>
          </table:table-cell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2.A1:Sheet2.A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7:25:32.563563104</meta:creation-date>
    <dc:date>2019-07-22T17:33:45.491932127</dc:date>
    <meta:editing-duration>PT43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